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8732" officeooo:paragraph-rsid="001d8732" style:font-size-asian="14pt" style:font-size-complex="16pt"/>
    </style:style>
    <style:style style:name="P2" style:family="paragraph" style:parent-style-name="Standard" style:list-style-name="L1">
      <style:text-properties fo:font-size="16pt" officeooo:rsid="001d8732" officeooo:paragraph-rsid="001d8732" style:font-size-asian="14pt" style:font-size-complex="16pt"/>
    </style:style>
    <style:style style:name="P3" style:family="paragraph" style:parent-style-name="Standard">
      <style:text-properties fo:font-size="16pt" officeooo:rsid="001d8732" officeooo:paragraph-rsid="002105b2" style:font-size-asian="14pt" style:font-size-complex="16pt"/>
    </style:style>
    <style:style style:name="P4" style:family="paragraph" style:parent-style-name="Heading_20_2">
      <style:paragraph-properties fo:text-align="center" style:justify-single-word="false"/>
      <style:text-properties fo:font-size="20pt" officeooo:rsid="001d8732" officeooo:paragraph-rsid="001d8732" style:font-size-asian="20pt" style:font-size-complex="20pt"/>
    </style:style>
    <style:style style:name="T1" style:family="text">
      <style:text-properties officeooo:rsid="001f81e7"/>
    </style:style>
    <style:style style:name="T2" style:family="text">
      <style:text-properties officeooo:rsid="002105b2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Sale, Purchase with Package Import</text:h>
      <text:list xml:id="list4119613968582570451" text:style-name="L1">
        <text:list-item>
          <text:p text:style-name="P2">This Programme “Sale Purchase With Package Import” is for manage the sale,purrchase and also manage the product data.</text:p>
        </text:list-item>
        <text:list-item>
          <text:p text:style-name="P2">In that programme first of all you need to specify initial product name and product type (Note:Type must be ‘service’ or ‘consumable’ or ‘stock’).</text:p>
        </text:list-item>
        <text:list-item>
          <text:p text:style-name="P2">Basically It can contains 4 files 1.Sale 2.Purchase 3.Product 4.TotalTax </text:p>
        </text:list-item>
      </text:list>
      <text:p text:style-name="P1">1 Product :-</text:p>
      <text:p text:style-name="P1"><text:tab/>This File manage all the other files (Purchase,Sale,TotalTax) and it can <text:s/>store the data such as productordernumber, saleordernumber, availablequantity, Total Profit/Loss etc.</text:p>
      <text:p text:style-name="P1">2. Purchase :-</text:p>
      <text:p text:style-name="P1"><text:tab/>This file manage the purchase product and it can store the purchase data.</text:p>
      <text:p text:style-name="P1"><text:tab/><text:span text:style-name="T2">In that to pass the purchase product detail and the purchase file calculate it and store it.</text:span></text:p>
      <text:p text:style-name="P1">3. Sale :-</text:p>
      <text:p text:style-name="P1"><text:tab/>This File manage the sale product and it can store the sale data</text:p>
      <text:p text:style-name="P3"><text:tab/><text:span text:style-name="T2">In that to pass the sale product detail and the sale file calculate it and store it.</text:span></text:p>
      <text:p text:style-name="P1">4. TotalTax :-</text:p>
      <text:p text:style-name="P1"><text:tab/>This File manage the tax for purchase and sale files.</text:p>
      <text:p text:style-name="P1"><text:tab/>It calculate the purchase product tax and sale product tax <text:span text:style-name="T1">as per the priduct typ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2:01:09.454723303</meta:creation-date>
    <dc:date>2018-12-27T12:21:16.915241419</dc:date>
    <meta:editing-duration>PT8M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79" meta:character-count="1054" meta:non-whitespace-character-count="884"/>
  </office:meta>
</office:document-meta>
</file>